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 WPC" svg:font-family="'Segoe WPC', 'Segoe UI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font-size-asian="14pt" style:font-size-complex="14pt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Heading_20_3">
      <style:text-properties fo:font-variant="normal" fo:text-transform="none" fo:color="#839496" style:font-name="Arial" fo:font-size="14pt" fo:letter-spacing="normal" fo:font-style="normal" fo:font-weight="bold" style:font-size-asian="14pt" style:font-size-complex="14pt"/>
    </style:style>
    <style:style style:name="P4" style:family="paragraph" style:parent-style-name="Heading_20_3">
      <style:text-properties fo:font-variant="normal" fo:text-transform="none" fo:color="#839496" style:font-name="Arial" fo:font-size="14pt" fo:letter-spacing="normal" fo:font-style="normal" fo:font-weight="bold" style:font-size-asian="14pt" style:font-size-complex="14pt"/>
    </style:style>
    <style:style style:name="T1" style:family="text">
      <style:text-properties fo:color="#ff6600"/>
    </style:style>
    <style:style style:name="T2" style:family="text">
      <style:text-properties fo:color="#ff00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Resumen de Variables</text:p>
      <text:p text:style-name="P1"/>
      <text:p text:style-name="P1">Las variables son <text:span text:style-name="T1">contenedores para almacenar datos en un programa</text:span>. </text:p>
      <text:p text:style-name="P1"/>
      <text:p text:style-name="P1">Pueden contener <text:span text:style-name="T1">diferentes tipos de información</text:span>, como números, texto, o valores más complejos.</text:p>
      <text:p text:style-name="P1">Características principales:</text:p>
      <text:p text:style-name="P1">1. Tienen un <text:span text:style-name="T2">nombre único</text:span></text:p>
      <text:p text:style-name="P1">2,Pueden <text:span text:style-name="T2">cambiar de valor</text:span> durante la ejecución del programa</text:p>
      <text:p text:style-name="P1">3. Deben ser declaradas antes de usarse (en la mayoría de los lenguajes)</text:p>
      <text:p text:style-name="P1"/>
      <text:h text:style-name="P3" text:outline-level="3">Ejemplos en JavaScript</text:h>
      <text:p text:style-name="P1"/>
      <text:p text:style-name="P1">// Declaración y asignación</text:p>
      <text:p text:style-name="P1">let edad = 25;</text:p>
      <text:p text:style-name="P1">const nombre = "Ana";</text:p>
      <text:p text:style-name="P1">var esEstudiante = true;</text:p>
      <text:p text:style-name="P1"/>
      <text:p text:style-name="P1">// Cambiar el valor de una variable</text:p>
      <text:p text:style-name="P1">edad = 26;</text:p>
      <text:p text:style-name="P1"/>
      <text:p text:style-name="P1">// Usar variables</text:p>
      <text:p text:style-name="P1">console.log("Hola, " + nombre + ". Tienes " + edad + " años.");</text:p>
      <text:p text:style-name="P1"/>
      <text:p text:style-name="P1">// Diferentes tipos de datos</text:p>
      <text:p text:style-name="P1">let numero = 10;</text:p>
      <text:p text:style-name="P1">let decimal = 3.14;</text:p>
      <text:p text:style-name="P1">let texto = "Hola mundo";</text:p>
      <text:p text:style-name="P1">let lista = [1, 2, 3, 4];</text:p>
      <text:p text:style-name="P1">let objeto = { clave: "valor" };</text:p>
      <text:p text:style-name="P1"/>
      <text:h text:style-name="P3" text:outline-level="3">Ejemplos en PHP</text:h>
      <text:p text:style-name="P1"/>
      <text:p text:style-name="P1">&lt;?php</text:p>
      <text:p text:style-name="P1">// Declaración y asignación</text:p>
      <text:p text:style-name="P1">$edad = 25;</text:p>
      <text:p text:style-name="P1">$nombre = "Ana";</text:p>
      <text:p text:style-name="P1">$esEstudiante = true;</text:p>
      <text:p text:style-name="P1"/>
      <text:p text:style-name="P1">// Cambiar el valor de una variable</text:p>
      <text:p text:style-name="P1">$edad = 26;</text:p>
      <text:p text:style-name="P1"/>
      <text:p text:style-name="P1"><text:soft-page-break/>// Usar variables</text:p>
      <text:p text:style-name="P1">echo "Hola, " . $nombre . ". Tienes " . $edad . " años.";</text:p>
      <text:p text:style-name="P1"/>
      <text:p text:style-name="P1">// Diferentes tipos de datos</text:p>
      <text:p text:style-name="P1">$numero = 10;</text:p>
      <text:p text:style-name="P1">$decimal = 3.14;</text:p>
      <text:p text:style-name="P1">$texto = "Hola mundo";</text:p>
      <text:p text:style-name="P1">$lista = array(1, 2, 3, 4);</text:p>
      <text:p text:style-name="P1">$objeto = array("clave" =&gt; "valor");</text:p>
      <text:p text:style-name="P1">?&gt;</text:p>
      <text:p text:style-name="P1"/>
      <text:p text:style-name="P1"/>
      <text:p text:style-name="P2">Puntos clave:</text:p>
      <text:p text:style-name="P1">En JavaScript, usamos let, const, o var para declarar variables.</text:p>
      <text:p text:style-name="P1">En PHP, todas las variables comienzan con el símbolo $.</text:p>
      <text:p text:style-name="P1">Las variables pueden contener diferentes tipos de datos: números, strings (texto), booleanos, arrays (listas), objetos, etc.</text:p>
      <text:p text:style-name="P1">El nombre de una variable debe ser descriptivo y seguir las convenciones del lenguaje.</text:p>
      <text:p text:style-name="P1">Este resumen te da una idea básica de cómo funcionan las variables en programación, con ejemplos específicos en JavaScript y PH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 WPC" svg:font-family="'Segoe WPC', 'Segoe UI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du Hermosilla</meta:initial-creator>
    <meta:creation-date>2024-09-07T11:51:04.30</meta:creation-date>
    <dc:date>2024-09-13T00:58:34.68</dc:date>
    <dc:creator>Edu Hermosilla</dc:creator>
    <meta:editing-duration>PT20M12S</meta:editing-duration>
    <meta:editing-cycles>2</meta:editing-cycles>
    <meta:generator>OpenOffice/4.1.14$Win32 OpenOffice.org_project/4114m1$Build-9811</meta:generator>
    <meta:document-statistic meta:table-count="0" meta:image-count="0" meta:object-count="0" meta:page-count="2" meta:paragraph-count="45" meta:word-count="276" meta:character-count="1574"/>
  </office:meta>
</office:document-meta>
</file>